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ListParagraph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TableColumn9" style:family="table-column">
      <style:table-column-properties style:column-width="2.4604in"/>
    </style:style>
    <style:style style:name="TableColumn10" style:family="table-column">
      <style:table-column-properties style:column-width="2.4604in"/>
    </style:style>
    <style:style style:name="TableColumn11" style:family="table-column">
      <style:table-column-properties style:column-width="2.4611in"/>
    </style:style>
    <style:style style:name="TableColumn12" style:family="table-column">
      <style:table-column-properties style:column-width="2.4611in"/>
    </style:style>
    <style:style style:name="Table8" style:family="table">
      <style:table-properties style:width="9.843in" fo:margin-left="0in" table:align="center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size="24pt" style:font-size-asian="24pt" style:font-size-complex="24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size="24pt" style:font-size-asian="24pt" style:font-size-complex="24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font-size="24pt" style:font-size-asian="24pt" style:font-size-complex="2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font-size="24pt" style:font-size-asian="24pt" style:font-size-complex="2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2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2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3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3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4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4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22pt" style:font-size-asian="22pt" style:font-size-complex="22pt"/>
    </style:style>
  </office:automatic-styles>
  <office:body>
    <office:text text:use-soft-page-breaks="true">
      <text:p text:style-name="P1">STP Group discussion</text:p>
      <text:p text:style-name="Normal">Action Plan – hold each other to account to deliver</text:p>
      <text:list text:style-name="LFO1" text:continue-numbering="true">
        <text:list-item>
          <text:p text:style-name="P2">Identify your STP footprints and chair<text:s/></text:p>
        </text:list-item>
        <text:list-item>
          <text:p text:style-name="P3">In your group – how will you collaborate more closely with your colleagues to make Library and Knowledge Services an essential resource for the STPs?</text:p>
        </text:list-item>
      </text:list>
      <text:p text:style-name="P4">List your top 3 actions in the next 30 days<text:s/></text:p>
      <text:list text:style-name="LFO1" text:continue-numbering="true">
        <text:list-item>
          <text:p text:style-name="P5">Who do you need to contact?</text:p>
        </text:list-item>
        <text:list-item>
          <text:p text:style-name="P6">Who do you need to work with on this?</text:p>
        </text:list-item>
        <text:list-item>
          <text:p text:style-name="P7">What will you do now?</text:p>
        </text:list-item>
      </text:list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What</text:p>
          </table:table-cell>
          <table:table-cell table:style-name="TableCell16">
            <text:p text:style-name="P17">How</text:p>
          </table:table-cell>
          <table:table-cell table:style-name="TableCell18">
            <text:p text:style-name="P19">Who</text:p>
          </table:table-cell>
          <table:table-cell table:style-name="TableCell20">
            <text:p text:style-name="P21">When</text:p>
          </table:table-cell>
        </table:table-row>
        <table:table-row table:style-name="TableRow22">
          <table:table-cell table:style-name="TableCell23">
            <text:p text:style-name="P24"/>
            <text:p text:style-name="P25"/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  <text:p text:style-name="P36"/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  <text:p text:style-name="P47"/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11.693in" fo:page-height="8.268in" style:print-orientation="landscape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humra Imrana</meta:initial-creator>
    <dc:creator>phoebe macindoe</dc:creator>
    <meta:creation-date>2021-07-13T16:59:00Z</meta:creation-date>
    <dc:date>2021-07-13T16:59:00Z</dc:date>
    <meta:template xlink:href="Normal.dotm" xlink:type="simple"/>
    <meta:editing-cycles>2</meta:editing-cycles>
    <meta:editing-duration>PT60S</meta:editing-duration>
    <meta:document-statistic meta:page-count="1" meta:paragraph-count="1" meta:word-count="65" meta:character-count="436" meta:row-count="3" meta:non-whitespace-character-count="372"/>
  </office:meta>
</office:document-meta>
</file>